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46e56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475435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6e561" officeooo:paragraph-rsid="0046e56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6e561" officeooo:paragraph-rsid="004794a7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fo:language="es" fo:country="AR" style:text-underline-style="none" fo:font-weight="normal" officeooo:rsid="0046e561" officeooo:paragraph-rsid="004794a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94a7" officeooo:paragraph-rsid="004794a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e2ef" officeooo:paragraph-rsid="0047e2e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95204" officeooo:paragraph-rsid="00495204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bdf00" officeooo:paragraph-rsid="004bdf0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6e561" officeooo:paragraph-rsid="00475435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1pt" fo:language="es" fo:country="AR" style:text-underline-style="none" fo:font-weight="normal" officeooo:rsid="0046e561" officeooo:paragraph-rsid="004794a7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bdf00" officeooo:paragraph-rsid="004bdf00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ce018" officeooo:paragraph-rsid="004ce018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fac13" officeooo:paragraph-rsid="004fac13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e2ef" officeooo:paragraph-rsid="0047e2ef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47e2ef" officeooo:paragraph-rsid="0047e2ef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4ce018" officeooo:paragraph-rsid="004ce018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4fac13" officeooo:paragraph-rsid="004fac13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4bdf00" officeooo:paragraph-rsid="004bdf00" style:font-size-asian="9.60000038146973pt" style:font-weight-asian="normal" style:font-size-complex="11pt" style:font-weight-complex="normal"/>
    </style:style>
    <style:style style:name="T1" style:family="text">
      <style:text-properties officeooo:rsid="0024bcb6"/>
    </style:style>
    <style:style style:name="T2" style:family="text">
      <style:text-properties officeooo:rsid="0045c39a"/>
    </style:style>
    <style:style style:name="T3" style:family="text">
      <style:text-properties officeooo:rsid="00475435"/>
    </style:style>
    <style:style style:name="T4" style:family="text">
      <style:text-properties officeooo:rsid="004794a7"/>
    </style:style>
    <style:style style:name="T5" style:family="text">
      <style:text-properties officeooo:rsid="00495204"/>
    </style:style>
    <style:style style:name="T6" style:family="text">
      <style:text-properties officeooo:rsid="004af619"/>
    </style:style>
    <style:style style:name="T7" style:family="text">
      <style:text-properties officeooo:rsid="005046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2">10</text:span>.<text:span text:style-name="T7">2</text:span></text:p>
      <text:p text:style-name="P4"/>
      <text:p text:style-name="P6"><text:tab/>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10-28T11:37:35.882905937</dc:date>
    <meta:editing-duration>PT13H12M9S</meta:editing-duration>
    <meta:editing-cycles>62</meta:editing-cycles>
    <meta:document-statistic meta:table-count="0" meta:image-count="0" meta:object-count="0" meta:page-count="1" meta:paragraph-count="4" meta:word-count="15" meta:character-count="130" meta:non-whitespace-character-count="75"/>
  </office:meta>
</office:document-meta>
</file>